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800000"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355e00" draw:textarea-vertical-align="middle" draw:auto-grow-height="false" fo:min-height="0cm" fo:min-width="0cm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LMMonoCaps10" style:font-pitch="fixed"/>
    </style:style>
    <style:style style:name="T1" style:family="text">
      <style:text-properties fo:font-family="LMMonoCaps10" style:font-pitch="fixed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0.762cm" svg:x="6.207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45cm" svg:height="5.083cm" draw:transform="rotate (-0.261799387799149) translate (9.809cm 8.03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29cm" svg:height="3.556cm" svg:x="7.985cm" svg:y="12.43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6.469cm" svg:y1="17.51cm" svg:x2="6.469cm" svg:y2="15.097cm">
          <text:p/>
        </draw:line>
        <draw:line draw:style-name="gr2" draw:text-style-name="P1" draw:layer="layout" svg:x1="6.904cm" svg:y1="18.172cm" svg:x2="6.904cm" svg:y2="15.124cm">
          <text:p/>
        </draw:line>
        <draw:line draw:style-name="gr3" draw:text-style-name="P1" draw:layer="layout" svg:x1="12.422cm" svg:y1="15.043cm" svg:x2="12.422cm" svg:y2="10.979cm">
          <text:p/>
        </draw:line>
        <draw:line draw:style-name="gr2" draw:text-style-name="P1" draw:layer="layout" svg:x1="7.358cm" svg:y1="18.399cm" svg:x2="7.339cm" svg:y2="15.097cm">
          <text:p/>
        </draw:line>
        <draw:line draw:style-name="gr2" draw:text-style-name="P1" draw:layer="layout" svg:x1="7.747cm" svg:y1="18.272cm" svg:x2="7.747cm" svg:y2="15.097cm">
          <text:p/>
        </draw:line>
        <draw:line draw:style-name="gr2" draw:text-style-name="P1" draw:layer="layout" svg:x1="8.155cm" svg:y1="18.018cm" svg:x2="8.155cm" svg:y2="15.097cm">
          <text:p/>
        </draw:line>
        <draw:line draw:style-name="gr2" draw:text-style-name="P1" draw:layer="layout" svg:x1="8.59cm" svg:y1="17.891cm" svg:x2="8.59cm" svg:y2="15.097cm">
          <text:p/>
        </draw:line>
        <draw:line draw:style-name="gr2" draw:text-style-name="P1" draw:layer="layout" svg:x1="9.044cm" svg:y1="17.637cm" svg:x2="9.044cm" svg:y2="15.097cm">
          <text:p/>
        </draw:line>
        <draw:line draw:style-name="gr2" draw:text-style-name="P1" draw:layer="layout" svg:x1="9.452cm" svg:y1="17.383cm" svg:x2="9.452cm" svg:y2="15.097cm">
          <text:p/>
        </draw:line>
        <draw:line draw:style-name="gr2" draw:text-style-name="P1" draw:layer="layout" svg:x1="9.871cm" svg:y1="17.51cm" svg:x2="9.871cm" svg:y2="15.097cm">
          <text:p/>
        </draw:line>
        <draw:line draw:style-name="gr2" draw:text-style-name="P1" draw:layer="layout" svg:x1="10.279cm" svg:y1="17.51cm" svg:x2="10.279cm" svg:y2="15.097cm">
          <text:p/>
        </draw:line>
        <draw:line draw:style-name="gr2" draw:text-style-name="P1" draw:layer="layout" svg:x1="10.687cm" svg:y1="17.637cm" svg:x2="10.687cm" svg:y2="15.097cm">
          <text:p/>
        </draw:line>
        <draw:line draw:style-name="gr2" draw:text-style-name="P1" draw:layer="layout" svg:x1="11.095cm" svg:y1="17.383cm" svg:x2="11.095cm" svg:y2="15.097cm">
          <text:p/>
        </draw:line>
        <draw:line draw:style-name="gr2" draw:text-style-name="P1" draw:layer="layout" svg:x1="11.53cm" svg:y1="17.41cm" svg:x2="11.53cm" svg:y2="15.124cm">
          <text:p/>
        </draw:line>
        <draw:line draw:style-name="gr2" draw:text-style-name="P1" draw:layer="layout" svg:x1="11.949cm" svg:y1="17.537cm" svg:x2="11.949cm" svg:y2="15.124cm">
          <text:p/>
        </draw:line>
        <draw:line draw:style-name="gr2" draw:text-style-name="P1" draw:layer="layout" svg:x1="12.357cm" svg:y1="17.537cm" svg:x2="12.357cm" svg:y2="15.124cm">
          <text:p/>
        </draw:line>
        <draw:line draw:style-name="gr2" draw:text-style-name="P1" draw:layer="layout" svg:x1="12.765cm" svg:y1="17.664cm" svg:x2="12.765cm" svg:y2="15.124cm">
          <text:p/>
        </draw:line>
        <draw:line draw:style-name="gr2" draw:text-style-name="P1" draw:layer="layout" svg:x1="13.173cm" svg:y1="17.41cm" svg:x2="13.173cm" svg:y2="15.124cm">
          <text:p/>
        </draw:line>
        <draw:line draw:style-name="gr2" draw:text-style-name="P1" draw:layer="layout" svg:x1="13.581cm" svg:y1="17.564cm" svg:x2="13.581cm" svg:y2="15.151cm">
          <text:p/>
        </draw:line>
        <draw:line draw:style-name="gr2" draw:text-style-name="P1" draw:layer="layout" svg:x1="14.016cm" svg:y1="18.226cm" svg:x2="14.016cm" svg:y2="15.178cm">
          <text:p/>
        </draw:line>
        <draw:line draw:style-name="gr2" draw:text-style-name="P1" draw:layer="layout" svg:x1="14.47cm" svg:y1="18.453cm" svg:x2="14.451cm" svg:y2="15.151cm">
          <text:p/>
        </draw:line>
        <draw:line draw:style-name="gr2" draw:text-style-name="P1" draw:layer="layout" svg:x1="14.859cm" svg:y1="18.326cm" svg:x2="14.859cm" svg:y2="15.151cm">
          <text:p/>
        </draw:line>
        <draw:line draw:style-name="gr2" draw:text-style-name="P1" draw:layer="layout" svg:x1="15.267cm" svg:y1="18.072cm" svg:x2="15.267cm" svg:y2="15.151cm">
          <text:p/>
        </draw:line>
        <draw:frame draw:style-name="gr4" draw:layer="layout" svg:width="6.632cm" svg:height="0.962cm" svg:x="7.703cm" svg:y="18.145cm">
          <draw:text-box>
            <text:p>Ground reaction force</text:p>
          </draw:text-box>
        </draw:frame>
        <draw:frame draw:style-name="gr4" draw:layer="layout" svg:width="0.853cm" svg:height="0.962cm" svg:x="12.43cm" svg:y="13.954cm">
          <draw:text-box>
            <text:p>p</text:p>
          </draw:text-box>
        </draw:frame>
        <draw:custom-shape draw:style-name="gr5" draw:text-style-name="P1" draw:layer="layout" svg:width="0.001cm" svg:height="0.127cm" svg:x="11.795cm" svg:y="14.081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1.143cm" svg:height="1.143cm" svg:x="11.922cm" svg:y="13.638cm">
          <text:p/>
          <draw:enhanced-geometry svg:viewBox="0 0 21600 21600" draw:text-areas="0 0 21600 21600" draw:type="circular-arrow" draw:modifiers="180 -25.2481387712847 7348.127832294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layer="layout" svg:width="0.2cm" svg:height="0.47cm" svg:x="9.809cm" svg:y="13.4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1.552cm" svg:height="1.081cm" svg:x="12.817cm" svg:y="12.873cm">
          <draw:text-box>
            <text:p><text:span text:style-name="T1">τ=0</text:span></text:p>
          </draw:text-box>
        </draw:frame>
        <draw:frame draw:style-name="gr4" draw:layer="layout" svg:width="0.891cm" svg:height="0.962cm" svg:x="12.593cm" svg:y="10.525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03:26:18</meta:creation-date>
    <dc:date>2013-09-27T03:48:41</dc:date>
    <meta:editing-duration>PT7M3S</meta:editing-duration>
    <meta:editing-cycles>2</meta:editing-cycles>
    <meta:generator>LibreOffice/3.5$Linux_X86_64 LibreOffice_project/350m1$Build-2</meta:generator>
    <meta:document-statistic meta:object-count="33"/>
  </office:meta>
</office:document-meta>
</file>

<file path=Object 1/content.xml><?xml version="1.0" encoding="utf-8"?>
<math xmlns="http://www.w3.org/1998/Math/MathML">
  <mrow/>
</math>
</file>